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5839in"/>
    </style:style>
    <style:style style:name="co31" style:family="table-column">
      <style:table-column-properties fo:break-before="auto" style:column-width="3.9055in"/>
    </style:style>
    <style:style style:name="co12" style:family="table-column">
      <style:table-column-properties fo:break-before="auto" style:column-width="1.2571in"/>
    </style:style>
    <style:style style:name="co33" style:family="table-column">
      <style:table-column-properties fo:break-before="auto" style:column-width="3.5665in"/>
    </style:style>
    <style:style style:name="co34" style:family="table-column">
      <style:table-column-properties fo:break-before="auto" style:column-width="1.3783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2.5516in"/>
    </style:style>
    <style:style style:name="co19" style:family="table-column">
      <style:table-column-properties fo:break-before="auto" style:column-width="1.2453in"/>
    </style:style>
    <style:style style:name="co20" style:family="table-column">
      <style:table-column-properties fo:break-before="auto" style:column-width="2.878in"/>
    </style:style>
    <style:style style:name="co21" style:family="table-column">
      <style:table-column-properties fo:break-before="auto" style:column-width="2.7689in"/>
    </style:style>
    <style:style style:name="co14" style:family="table-column">
      <style:table-column-properties fo:break-before="auto" style:column-width="1.3492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0.6165in"/>
    </style:style>
    <style:style style:name="co22" style:family="table-column">
      <style:table-column-properties fo:break-before="auto" style:column-width="1.7772in"/>
    </style:style>
    <style:style style:name="co23" style:family="table-column">
      <style:table-column-properties fo:break-before="auto" style:column-width="4.2118in"/>
    </style:style>
    <style:style style:name="co24" style:family="table-column">
      <style:table-column-properties fo:break-before="auto" style:column-width="1.3236in"/>
    </style:style>
    <style:style style:name="co25" style:family="table-column">
      <style:table-column-properties fo:break-before="auto" style:column-width="1.6047in"/>
    </style:style>
    <style:style style:name="co26" style:family="table-column">
      <style:table-column-properties fo:break-before="auto" style:column-width="3.6728in"/>
    </style:style>
    <style:style style:name="co27" style:family="table-column">
      <style:table-column-properties fo:break-before="auto" style:column-width="1.2091in"/>
    </style:style>
    <style:style style:name="co28" style:family="table-column">
      <style:table-column-properties fo:break-before="auto" style:column-width="2.8173in"/>
    </style:style>
    <style:style style:name="ro4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IC" table:style-name="ta1">
        <table:table-column table:style-name="co14" table:default-cell-style-name="Default"/>
        <table:table-column table:style-name="co15" table:default-cell-style-name="ce10"/>
        <table:table-column table:style-name="co16" table:default-cell-style-name="ce10"/>
        <table:table-column table:style-name="co22" table:default-cell-style-name="ce10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1014" table:default-cell-style-name="Default"/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Base Part #</text:p>
          </table:table-cell>
          <table:table-cell table:style-name="ce9" office:value-type="string">
            <text:p>Family</text:p>
          </table:table-cell>
          <table:table-cell table:style-name="ce9" office:value-type="string">
            <text:p>Part Number</text:p>
          </table:table-cell>
          <table:table-cell table:style-name="ce9" office:value-type="string">
            <text:p>Stock Desc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Source</text:p>
          </table:table-cell>
          <table:table-cell table:style-name="ce9" office:value-type="string">
            <text:p>Source Part #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Description</text:p>
          </table:table-cell>
          <table:table-cell table:style-name="ce9" table:number-columns-repeated="1014"/>
        </table:table-row>
        <table:table-row table:style-name="ro2">
          <table:table-cell office:value-type="string">
            <text:p>Logic</text:p>
          </table:table-cell>
          <table:table-cell office:value-type="float" office:value="4020">
            <text:p>4020</text:p>
          </table:table-cell>
          <table:table-cell/>
          <table:table-cell office:value-type="float" office:value="4020">
            <text:p>4020</text:p>
          </table:table-cell>
          <table:table-cell office:value-type="string">
            <text:p>CMOS 14Stage Binary/Ripple Ct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float" office:value="4060">
            <text:p>4060</text:p>
          </table:table-cell>
          <table:table-cell/>
          <table:table-cell office:value-type="float" office:value="4060">
            <text:p>4060</text:p>
          </table:table-cell>
          <table:table-cell office:value-type="string">
            <text:p>CMOS 14-Stage Binary Coun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float" office:value="7432">
            <text:p>7432</text:p>
          </table:table-cell>
          <table:table-cell/>
          <table:table-cell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float" office:value="7486">
            <text:p>7486</text:p>
          </table:table-cell>
          <table:table-cell/>
          <table:table-cell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2_20</text:p>
          </table:table-cell>
          <table:table-cell office:value-type="string">
            <text:p>LS</text:p>
          </table:table-cell>
          <table:table-cell office:value-type="string">
            <text:p>74LS20</text:p>
          </table:table-cell>
          <table:table-cell office:value-type="string">
            <text:p>Dual 4-input NAND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LS</text:p>
          </table:table-cell>
          <table:table-cell office:value-type="string">
            <text:p>74HCTLS04</text:p>
          </table:table-cell>
          <table:table-cell office:value-type="string">
            <text:p>CMOS HCT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</text:p>
          </table:table-cell>
          <table:table-cell office:value-type="string">
            <text:p>74HCT04N</text:p>
          </table:table-cell>
          <table:table-cell office:value-type="string">
            <text:p>CMOS HS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38</text:p>
          </table:table-cell>
          <table:table-cell office:value-type="string">
            <text:p>LS</text:p>
          </table:table-cell>
          <table:table-cell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39</text:p>
          </table:table-cell>
          <table:table-cell office:value-type="string">
            <text:p>LS</text:p>
          </table:table-cell>
          <table:table-cell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51</text:p>
          </table:table-cell>
          <table:table-cell office:value-type="string">
            <text:p>LS</text:p>
          </table:table-cell>
          <table:table-cell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53</text:p>
          </table:table-cell>
          <table:table-cell office:value-type="string">
            <text:p>LS</text:p>
          </table:table-cell>
          <table:table-cell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54</text:p>
          </table:table-cell>
          <table:table-cell office:value-type="string">
            <text:p>LS</text:p>
          </table:table-cell>
          <table:table-cell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AP</text:p>
          </table:table-cell>
          <table:table-cell office:value-type="string">
            <text:p>IC MULTIPLEXER QUAD 2INPUT 16DIP (Mislabeled by Sayal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 office:value-type="string">
            <text:p>Toshiba model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LS</text:p>
          </table:table-cell>
          <table:table-cell office:value-type="string">
            <text:p>74LS157</text:p>
          </table:table-cell>
          <table:table-cell office:value-type="string">
            <text:p>Quad 2To1 Data Selector/MUX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</text:p>
          </table:table-cell>
          <table:table-cell office:value-type="string">
            <text:p>74HC157</text:p>
          </table:table-cell>
          <table:table-cell office:value-type="string">
            <text:p>Quad 2To1 Data Selector/MUX (mislabeled by Sayal!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6">
            <text:p>16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58</text:p>
          </table:table-cell>
          <table:table-cell office:value-type="string">
            <text:p>LS</text:p>
          </table:table-cell>
          <table:table-cell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HCT</text:p>
          </table:table-cell>
          <table:table-cell office:value-type="string">
            <text:p>74HCT164</text:p>
          </table:table-cell>
          <table:table-cell office:value-type="string">
            <text:p>CMOS-HC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8 bi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6</text:p>
          </table:table-cell>
          <table:table-cell/>
          <table:table-cell office:value-type="float" office:value="7416">
            <text:p>7416</text:p>
          </table:table-cell>
          <table:table-cell office:value-type="string">
            <text:p>Hex Inverter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166</text:p>
          </table:table-cell>
          <table:table-cell office:value-type="string">
            <text:p>LS</text:p>
          </table:table-cell>
          <table:table-cell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Octal Buffer/Line 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HCT</text:p>
          </table:table-cell>
          <table:table-cell office:value-type="string">
            <text:p>74HCT244</text:p>
          </table:table-cell>
          <table:table-cell office:value-type="string">
            <text:p>CMOS Octal 3S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VC</text:p>
          </table:table-cell>
          <table:table-cell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T</text:p>
          </table:table-cell>
          <table:table-cell office:value-type="string">
            <text:p>74HCT245</text:p>
          </table:table-cell>
          <table:table-cell office:value-type="string">
            <text:p>CMOS Octal 3S NINV BUS/TRAN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</text:p>
          </table:table-cell>
          <table:table-cell office:value-type="string">
            <text:p>74HC245</text:p>
          </table:table-cell>
          <table:table-cell office:value-type="string">
            <text:p>CMOS Octal 3S NI BUFFER/RECEI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Octal Bus Trance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30</text:p>
          </table:table-cell>
          <table:table-cell office:value-type="string">
            <text:p>LS</text:p>
          </table:table-cell>
          <table:table-cell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32</text:p>
          </table:table-cell>
          <table:table-cell office:value-type="string">
            <text:p>LS</text:p>
          </table:table-cell>
          <table:table-cell office:value-type="string">
            <text:p>74LS32</text:p>
          </table:table-cell>
          <table:table-cell office:value-type="string">
            <text:p>Quad 2 Input OR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4050</text:p>
          </table:table-cell>
          <table:table-cell office:value-type="string">
            <text:p>HC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LS</text:p>
          </table:table-cell>
          <table:table-cell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HC</text:p>
          </table:table-cell>
          <table:table-cell office:value-type="string">
            <text:p>SN74HC595N</text:p>
          </table:table-cell>
          <table:table-cell office:value-type="string">
            <text:p>IC 8-BIT SHIFT REGISTER 16-DIP 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office:value-type="string">
            <text:p>74LS595</text:p>
          </table:table-cell>
          <table:table-cell office:value-type="string">
            <text:p>74LS595 - 8-bit Serial-to-Par. Shift Reg <text:s/>→ latch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 <text:s/>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74_74</text:p>
          </table:table-cell>
          <table:table-cell office:value-type="string">
            <text:p>LS</text:p>
          </table:table-cell>
          <table:table-cell office:value-type="string">
            <text:p>74LS74</text:p>
          </table:table-cell>
          <table:table-cell office:value-type="string">
            <text:p>Dual D Type Flip 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CD4051</text:p>
          </table:table-cell>
          <table:table-cell table:number-columns-repeated="2"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MCP23008</text:p>
          </table:table-cell>
          <table:table-cell table:number-columns-repeated="2"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Memory</text:p>
          </table:table-cell>
          <table:table-cell office:value-type="string">
            <text:p>CY7C1019D</text:p>
          </table:table-cell>
          <table:table-cell/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string">
            <text:p>Killed 1. Soldered 1 to protoadvantage adaptor.</text:p>
          </table:table-cell>
          <table:table-cell table:number-columns-repeated="1014"/>
        </table:table-row>
        <table:table-row table:style-name="ro2">
          <table:table-cell office:value-type="string">
            <text:p>Memory</text:p>
          </table:table-cell>
          <table:table-cell table:number-columns-repeated="2"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/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GA128A-AU</text:p>
          </table:table-cell>
          <table:table-cell/>
          <table:table-cell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Microcontroller</text:p>
          </table:table-cell>
          <table:table-cell table:number-columns-repeated="2"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table:style-name="Default" office:value-type="string">
            <text:p>MAX232</text:p>
          </table:table-cell>
          <table:table-cell table:style-name="Default"/>
          <table:table-cell office:value-type="string">
            <text:p>MAX232CPE</text:p>
          </table:table-cell>
          <table:table-cell office:value-type="string">
            <text:p>Line transceiver 2driver 2rcvr (SERIAL LEVEL ADJUST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 table:number-rows-repeated="1048482">
          <table:table-cell table:number-columns-repeated="1024"/>
        </table:table-row>
        <table:table-row table:style-name="ro5" table:number-rows-repeated="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apter" table:style-name="ta1">
        <table:table-column table:style-name="co6" table:default-cell-style-name="Default"/>
        <table:table-column table:style-name="co6" table:number-columns-repeated="2" table:default-cell-style-name="ce12"/>
        <table:table-column table:style-name="co30" table:default-cell-style-name="ce12"/>
        <table:table-column table:style-name="co31" table:default-cell-style-name="Default"/>
        <table:table-column table:style-name="co6" table:number-columns-repeated="1019" table:default-cell-style-name="Default"/>
        <table:table-row table:style-name="ro4">
          <table:table-cell table:style-name="ce11" office:value-type="string">
            <text:p>Type</text:p>
          </table:table-cell>
          <table:table-cell table:style-name="ce11" office:value-type="string">
            <text:p>Base Part #</text:p>
          </table:table-cell>
          <table:table-cell table:style-name="ce11" office:value-type="string">
            <text:p>Family</text:p>
          </table:table-cell>
          <table:table-cell table:style-name="ce11" office:value-type="string">
            <text:p>Part Number</text:p>
          </table:table-cell>
          <table:table-cell table:style-name="ce11" office:value-type="string">
            <text:p>Stock Desc</text:p>
          </table:table-cell>
          <table:table-cell table:style-name="ce11" office:value-type="string">
            <text:p>Package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Source Part #</text:p>
          </table:table-cell>
          <table:table-cell table:style-name="ce11" office:value-type="string">
            <text:p>Quantity</text:p>
          </table:table-cell>
          <table:table-cell table:style-name="ce11" office:value-type="string">
            <text:p>Description</text:p>
          </table:table-cell>
          <table:table-cell table:style-name="ce11" table:number-columns-repeated="1014"/>
        </table:table-row>
        <table:table-row table:style-name="ro4">
          <table:table-cell office:value-type="string">
            <text:p>Adapter</text:p>
          </table:table-cell>
          <table:table-cell table:number-columns-repeated="2"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SOP/SSOP/TSSOP/SOIC28 double sided adapte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PLCC84 to DIP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48/32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80/100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</table:table>
      <table:table table:name="Connectors" table:style-name="ta1">
        <table:table-column table:style-name="co6" table:default-cell-style-name="Default"/>
        <table:table-column table:style-name="co6" table:number-columns-repeated="2" table:default-cell-style-name="ce8"/>
        <table:table-column table:style-name="co12" table:default-cell-style-name="ce8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number-columns-repeated="1017" table:default-cell-style-name="Default"/>
        <table:table-row table:style-name="ro4">
          <table:table-cell table:style-name="ce7" office:value-type="string">
            <text:p>Type</text:p>
          </table:table-cell>
          <table:table-cell table:style-name="ce7" office:value-type="string">
            <text:p>Base Part #</text:p>
          </table:table-cell>
          <table:table-cell table:style-name="ce7" office:value-type="string">
            <text:p>Family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Stock Desc</text:p>
          </table:table-cell>
          <table:table-cell table:style-name="ce7" office:value-type="string">
            <text:p>Package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Source Part #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Description</text:p>
          </table:table-cell>
          <table:table-cell table:style-name="ce7" table:number-columns-repeated="1014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2"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VGA with Right Angle</text:p>
          </table:table-cell>
          <table:table-cell/>
          <table:table-cell office:value-type="string">
            <text:p>Chinese ebay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DB9 Joystick to right angle connecto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</table:table>
      <table:table table:name="Crystals" table:style-name="ta1">
        <table:table-column table:style-name="co6" table:default-cell-style-name="Default"/>
        <table:table-column table:style-name="co6" table:number-columns-repeated="2" table:default-cell-style-name="ce10"/>
        <table:table-column table:style-name="co27" table:default-cell-style-name="ce10"/>
        <table:table-column table:style-name="co28" table:default-cell-style-name="Default"/>
        <table:table-column table:style-name="co6" table:number-columns-repeated="1019" table:default-cell-style-name="Default"/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Base Part #</text:p>
          </table:table-cell>
          <table:table-cell table:style-name="ce9" office:value-type="string">
            <text:p>Family</text:p>
          </table:table-cell>
          <table:table-cell table:style-name="ce9" office:value-type="string">
            <text:p>Part Number</text:p>
          </table:table-cell>
          <table:table-cell table:style-name="ce9" office:value-type="string">
            <text:p>Stock Desc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Source</text:p>
          </table:table-cell>
          <table:table-cell table:style-name="ce9" office:value-type="string">
            <text:p>Source Part #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Description</text:p>
          </table:table-cell>
          <table:table-cell table:style-name="ce9" table:number-columns-repeated="1014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0MHZ HC49/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3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4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Crystal</text:p>
          </table:table-cell>
          <table:table-cell table:number-columns-repeated="3"/>
          <table:table-cell office:value-type="string">
            <text:p>3.57MHZ NTSC</text:p>
          </table:table-cell>
          <table:table-cell office:value-type="string">
            <text:p>DIP</text:p>
          </table:table-cell>
          <table:table-cell office:value-type="string">
            <text:p>Adrian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.000MHZ 13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X066B-ND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32KHZ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000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5.000MHz HC18 LD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670MHz HC49/S Low Profil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Misc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LCD</text:p>
          </table:table-cell>
          <table:table-cell table:number-columns-repeated="3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Terminal</text:p>
          </table:table-cell>
          <table:table-cell table:number-columns-repeated="3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Pow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Socket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2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IC.A2:IC.J6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 style:data-style-name="N2" text:time-value="0000-00-00T22:37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5-30T22:47:25</dc:date>
    <meta:editing-duration>PT1H59M18S</meta:editing-duration>
    <meta:editing-cycles>51</meta:editing-cycles>
    <meta:generator>LibreOffice/4.0.2.2$Linux_X86_64 LibreOffice_project/400m0$Build-2</meta:generator>
    <meta:document-statistic meta:table-count="7" meta:cell-count="740" meta:object-count="0"/>
  </office:meta>
</office:document-meta>
</file>